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) List those entries that are 5 letters long and starts with Y</text:p>
      <text:p text:style-name="P1"/>
      <text:p text:style-name="Standard">god@god:~$ grep -i <text:s/>"Y.... " test.txt </text:p>
      <text:p text:style-name="Standard">S009|Yojna chaudhury|electronics|38|Incomplete|10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5T03:24:45.686321095</meta:creation-date>
    <dc:date>2023-09-15T03:25:29.632079405</dc:date>
    <meta:editing-duration>PT44S</meta:editing-duration>
    <meta:editing-cycles>1</meta:editing-cycles>
    <meta:document-statistic meta:table-count="0" meta:image-count="0" meta:object-count="0" meta:page-count="1" meta:paragraph-count="3" meta:word-count="21" meta:character-count="152" meta:non-whitespace-character-count="132"/>
    <meta:generator>LibreOffice/6.4.7.2$Linux_X86_64 LibreOffice_project/40$Build-2</meta:generator>
  </office:meta>
</office:document-meta>
</file>